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in Modern Math" svg:font-family="'Latin Modern Ma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atin Modern Math" fo:font-size="14pt" fo:font-weight="bold" officeooo:rsid="000e52ab" officeooo:paragraph-rsid="000e52ab" style:font-size-asian="14pt" style:font-weight-asian="bold" style:font-size-complex="14pt" style:font-weight-complex="bold"/>
    </style:style>
    <style:style style:name="P2" style:family="paragraph" style:parent-style-name="Standard">
      <style:text-properties style:font-name="Latin Modern Math" fo:font-size="14pt" fo:font-weight="normal" officeooo:rsid="000e52ab" officeooo:paragraph-rsid="000e52ab"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style:font-name="Latin Modern Math" fo:font-size="14pt" fo:font-weight="normal" officeooo:rsid="000e52ab" officeooo:paragraph-rsid="000e52ab"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Latin Modern Math" fo:font-size="14pt" fo:font-weight="normal" officeooo:rsid="00125c34" officeooo:paragraph-rsid="00125c34"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Latin Modern Math" fo:font-size="14pt" fo:font-style="italic" fo:font-weight="normal" officeooo:rsid="000f9c6a" officeooo:paragraph-rsid="000f9c6a" style:font-size-asian="14pt" style:font-style-asian="italic" style:font-weight-asian="normal" style:font-size-complex="14pt" style:font-style-complex="italic" style:font-weight-complex="normal"/>
    </style:style>
    <style:style style:name="P6" style:family="paragraph" style:parent-style-name="Standard">
      <style:paragraph-properties fo:text-align="justify" style:justify-single-word="false"/>
      <style:text-properties style:font-name="Latin Modern Math" fo:font-size="14pt" fo:font-style="italic" fo:font-weight="normal" officeooo:rsid="00110dbd" officeooo:paragraph-rsid="00110dbd" style:font-size-asian="14pt" style:font-style-asian="italic" style:font-weight-asian="normal" style:font-size-complex="14pt" style:font-style-complex="italic" style:font-weight-complex="normal"/>
    </style:style>
    <style:style style:name="P7" style:family="paragraph" style:parent-style-name="Standard">
      <style:paragraph-properties fo:text-align="justify" style:justify-single-word="false"/>
      <style:text-properties style:font-name="Latin Modern Math" fo:font-size="14pt" fo:font-style="italic" fo:font-weight="normal" officeooo:rsid="00110dbd" officeooo:paragraph-rsid="00110dbd" style:font-size-asian="12.25pt" style:font-style-asian="italic" style:font-weight-asian="normal" style:font-size-complex="14pt" style:font-style-complex="italic" style:font-weight-complex="normal"/>
    </style:style>
    <style:style style:name="P8" style:family="paragraph" style:parent-style-name="Standard">
      <style:paragraph-properties fo:text-align="end" style:justify-single-word="false"/>
      <style:text-properties style:font-name="Latin Modern Math" fo:font-size="14pt" fo:font-style="italic" fo:font-weight="normal" officeooo:rsid="00110dbd" officeooo:paragraph-rsid="00110dbd" style:font-size-asian="12.25pt" style:font-style-asian="italic" style:font-weight-asian="normal" style:font-size-complex="14pt" style:font-style-complex="italic" style:font-weight-complex="normal"/>
    </style:style>
    <style:style style:name="P9" style:family="paragraph" style:parent-style-name="Standard">
      <style:paragraph-properties fo:text-align="center" style:justify-single-word="false"/>
      <style:text-properties style:font-name="Latin Modern Math" fo:font-size="16pt" fo:font-weight="bold" officeooo:rsid="000e52ab" officeooo:paragraph-rsid="000e52ab"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Latin Modern Math" fo:font-size="16pt" fo:font-weight="bold" officeooo:rsid="000f9c6a" officeooo:paragraph-rsid="000f9c6a" style:font-size-asian="14pt" style:font-weight-asian="bold" style:font-size-complex="16pt" style:font-weight-complex="bold"/>
    </style:style>
    <style:style style:name="P11" style:family="paragraph" style:parent-style-name="Standard">
      <style:paragraph-properties fo:text-align="justify" style:justify-single-word="false"/>
      <style:text-properties style:font-name="Latin Modern Math" fo:font-size="16pt" fo:font-style="normal" fo:font-weight="bold" officeooo:rsid="000f9c6a" officeooo:paragraph-rsid="000f9c6a" style:font-size-asian="14pt" style:font-style-asian="normal" style:font-weight-asian="bold" style:font-size-complex="16pt" style:font-style-complex="normal" style:font-weight-complex="bold"/>
    </style:style>
    <style:style style:name="P12" style:family="paragraph" style:parent-style-name="Standard">
      <style:paragraph-properties fo:text-align="justify" style:justify-single-word="false"/>
      <style:text-properties style:font-name="Latin Modern Math" fo:font-size="16pt" fo:font-style="normal" fo:font-weight="bold" officeooo:rsid="00110dbd" officeooo:paragraph-rsid="00110dbd" style:font-size-asian="16pt" style:font-style-asian="normal" style:font-weight-asian="bold" style:font-size-complex="16pt" style:font-style-complex="normal" style:font-weight-complex="bold"/>
    </style:style>
    <style:style style:name="P13" style:family="paragraph" style:parent-style-name="Standard">
      <style:paragraph-properties fo:text-align="justify" style:justify-single-word="false"/>
      <style:text-properties style:font-name="Latin Modern Math" fo:font-size="16pt" fo:font-style="normal" fo:font-weight="bold" officeooo:rsid="00125c34" officeooo:paragraph-rsid="00125c34" style:font-size-asian="16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style:font-name="Latin Modern Math" fo:font-size="12pt" fo:font-weight="bold" officeooo:rsid="000f2e86" officeooo:paragraph-rsid="000e7f41"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Latin Modern Math" fo:font-size="16pt" fo:font-style="normal" fo:font-weight="bold" officeooo:rsid="00125c34" officeooo:paragraph-rsid="00125c34"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style:font-name="Latin Modern Math" fo:font-size="16pt" fo:font-style="normal" fo:font-weight="bold" officeooo:rsid="001aa1ea" officeooo:paragraph-rsid="001aa1ea" style:font-size-asian="16pt" style:font-style-asian="normal" style:font-weight-asian="bold" style:font-size-complex="16pt" style:font-style-complex="normal" style:font-weight-complex="bold"/>
    </style:style>
    <style:style style:name="P17" style:family="paragraph" style:parent-style-name="Standard">
      <style:paragraph-properties fo:text-align="justify" style:justify-single-word="false"/>
      <style:text-properties style:font-name="Latin Modern Math" fo:font-size="16pt" fo:font-style="normal" fo:font-weight="bold" officeooo:rsid="00110dbd" officeooo:paragraph-rsid="00110dbd"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style:font-name="Latin Modern Math" fo:font-size="16pt" fo:font-style="normal" fo:font-weight="normal" officeooo:rsid="001aa1ea" officeooo:paragraph-rsid="001aa1ea"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justify" style:justify-single-word="false"/>
      <style:text-properties style:font-name="Latin Modern Math" fo:font-size="14pt" fo:font-style="normal" fo:font-weight="normal" officeooo:rsid="00125c34" officeooo:paragraph-rsid="001c4346"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atin Modern Math" fo:font-size="14pt" fo:font-style="italic" fo:font-weight="normal" officeooo:rsid="00110dbd" officeooo:paragraph-rsid="00110dbd" style:font-size-asian="12.25pt" style:font-style-asian="italic" style:font-weight-asian="normal" style:font-size-complex="14pt" style:font-style-complex="italic" style:font-weight-complex="normal"/>
    </style:style>
    <style:style style:name="T1" style:family="text">
      <style:text-properties officeooo:rsid="0012a29a"/>
    </style:style>
    <style:style style:name="T2" style:family="text">
      <style:text-properties officeooo:rsid="001353b8"/>
    </style:style>
    <style:style style:name="T3" style:family="text">
      <style:text-properties officeooo:rsid="0017be6a"/>
    </style:style>
    <style:style style:name="T4" style:family="text">
      <style:text-properties officeooo:rsid="00192745"/>
    </style:style>
    <style:style style:name="T5" style:family="text">
      <style:text-properties officeooo:rsid="001aa1ea"/>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d7ad1" style:font-weight-asian="normal" style:font-weight-complex="normal"/>
    </style:style>
    <style:style style:name="T11" style:family="text">
      <style:text-properties officeooo:rsid="001ac326"/>
    </style:style>
    <style:style style:name="T12" style:family="text">
      <style:text-properties officeooo:rsid="001c4346"/>
    </style:style>
    <style:style style:name="T13" style:family="text">
      <style:text-properties officeooo:rsid="001d7a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9">Les réseaux électriques intelligents :</text:p>
      <text:p text:style-name="P9">Une solution pour la gestion de l’énergie</text:p>
      <text:p text:style-name="P1"/>
      <text:p text:style-name="P2"/>
      <text:p text:style-name="P3"><text:tab/>Le problème de la production et de la gestion de l’énergie est plus que d’actualité, <text:span text:style-name="T2">ce</text:span> qui m’a amené à me questionner sur les solutions pouvant y répondre. Je trouve en effet qu’on ne peut envisager sereinement l’avenir que si nous possédons un système de production et de gestion durable de notre énergie pouvant faire face à un grand nombre d’imprévu. Les réseaux électriques intelligents m’ont paru être une solution pertinente et un sujet d’étude intéressant.</text:p>
      <text:p text:style-name="P4">En plus de proposer une modélisation informatique d’un réseaux grâce à la théorie des graphes, nous verrons quelles sont les contraintes physique auxquelles nous devons nous confronter <text:span text:style-name="T1">lors de la mise</text:span> en place de tel système.</text:p>
      <text:p text:style-name="P3"/>
      <text:p text:style-name="P3"/>
      <text:p text:style-name="P10">Positionnement thématique</text:p>
      <text:p text:style-name="P5">INFORMATIQUE (théorie des graphes) </text:p>
      <text:p text:style-name="P5"/>
      <text:p text:style-name="P11">Mots-clés </text:p>
      <text:p text:style-name="P6">Graphes</text:p>
      <text:p text:style-name="P6">Simulation</text:p>
      <text:p text:style-name="P6">Réseaux intelligents</text:p>
      <text:p text:style-name="P12"/>
      <text:p text:style-name="P12"/>
      <text:p text:style-name="P13">Bibliographie commentée </text:p>
      <text:p text:style-name="P13"/>
      <text:p text:style-name="P19"><text:tab/>Le<text:span text:style-name="T3"> réseaux électrique intelligents, aussi appelée Smart Grid,</text:span> est un système de répartition et de distribution de l’électricité. <text:span text:style-name="T3">Il permet</text:span> la répartition de l’énergie en fonction de l’offre et de la demande. Le réseau Smart Grid permet alors d’<text:span text:style-name="T4">adapter</text:span> <text:span text:style-name="T4">l</text:span>a distribution de l’énergie automatiquement entre l<text:span text:style-name="T4">a source</text:span> et le consommateur <text:span text:style-name="T4">en</text:span> <text:span text:style-name="T4">fonction </text:span>de la consommation des foyers et des <text:span text:style-name="T4">information recueillies par les </text:span>installations <text:span text:style-name="T5">[1].</text:span></text:p>
      <text:p text:style-name="P19"/>
      <text:p text:style-name="P19"><text:span text:style-name="T11"><text:tab/></text:span><text:span text:style-name="T12">Grâce à cette modularité</text:span><text:span text:style-name="T11">, le réseaux Smart Grid permet </text:span><text:span text:style-name="T12">également </text:span><text:span text:style-name="T11">une meilleur intégration des énergies renouvelables au réseaux électrique. En effet, ces énergies sont sujets aux aléas météorologiques, en résulte une production par intermittence </text:span><text:span text:style-name="T12">ce qui pose problème lors des pics de consommation par exemple. Le réseaux Smart Grid, de part sa connaissance en temps réel du réseau, permet donc d’adapter le mix d’énergie renouvelable de la production </text:span><text:soft-page-break/><text:span text:style-name="T12">en fonction de la disponibilité de cette dernière permettant donc d’éviter le manque d’énergie pendant les fortes périodes de consommation </text:span><text:span text:style-name="T13">[2]</text:span><text:span text:style-name="T12">. </text:span></text:p>
      <text:p text:style-name="P13"/>
      <text:p text:style-name="P13"/>
      <text:p text:style-name="P13">Problématique retenue </text:p>
      <text:p text:style-name="P13"/>
      <text:p text:style-name="P13">Objectifs du TIPE du candidat</text:p>
      <text:p text:style-name="P13"/>
      <text:p text:style-name="P13"/>
      <text:p text:style-name="P13">Références bibliographique</text:p>
      <text:p text:style-name="P18"><text:span text:style-name="T8">[1]</text:span> Quel nom portent les nouveaux réseaux intelligents qui contrôlent notre distribution électrique ? : <text:a xlink:type="simple" xlink:href="https://www.mapetiteenergie.com/aides/technologie-smart-grid" text:style-name="Internet_20_link" text:visited-style-name="Visited_20_Internet_20_Link"><text:span text:style-name="T6">https://www.mapetiteenergie.com/aides/technologie-smart-grid</text:span></text:a></text:p>
      <text:p text:style-name="P18"><text:span text:style-name="T6"/></text:p>
      <text:p text:style-name="P16">[2] <text:span text:style-name="T9">5 questions pour tout savoir sur les </text:span><text:span text:style-name="T10">S</text:span><text:span text:style-name="T9">mart </text:span><text:span text:style-name="T10">G</text:span><text:span text:style-name="T9">rids : </text:span><text:a xlink:type="simple" xlink:href="https://particulier.edf.fr/fr/accueil/guide-energie/electricite/smartgrid-reseau-electrique-intelligent.html" text:style-name="Internet_20_link" text:visited-style-name="Visited_20_Internet_20_Link"><text:span text:style-name="T7">https://particulier.edf.fr/fr/accueil/guide-energie/electricite/smartgrid-reseau-electrique-intelligent.html</text:span></text:a></text:p>
      <text:p text:style-name="P16"><text:span text:style-name="T7"/></text:p>
      <text:p text:style-name="P18"><text:span text:style-name="T6"/></text:p>
      <text:p text:style-name="P20"/>
      <text:p text:style-name="P7"/>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in Modern Math" svg:font-family="'Latin Modern Ma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16:04:06.267239381</meta:creation-date>
    <dc:date>2023-01-05T17:21:07.070908675</dc:date>
    <meta:editing-duration>PT1H28M13S</meta:editing-duration>
    <meta:editing-cycles>12</meta:editing-cycles>
    <meta:generator>LibreOffice/7.3.6.2$Linux_X86_64 LibreOffice_project/30$Build-2</meta:generator>
    <meta:document-statistic meta:table-count="0" meta:image-count="0" meta:object-count="0" meta:page-count="2" meta:paragraph-count="18" meta:word-count="328" meta:character-count="2332" meta:non-whitespace-character-count="2014"/>
  </office:meta>
</office:document-meta>
</file>